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20C00000209DF51CC36CC0BC3E2.png" manifest:media-type="image/png"/>
  <manifest:file-entry manifest:full-path="Pictures/10000000000000F2000000D05B782E66C745F964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076cm" svg:height="18.975cm" svg:x="3.032cm" svg:y="1cm">
          <draw:image xlink:href="Pictures/10000000000000F2000000D05B782E66C745F964.jpg" xlink:type="simple" xlink:show="embed" xlink:actuate="onLoad">
            <text:p/>
          </draw:image>
        </draw:frame>
        <draw:frame draw:style-name="gr1" draw:text-style-name="P1" draw:layer="layout" svg:width="3.222cm" svg:height="3.204cm" draw:transform="rotate (3.12954988175103) translate (17.598cm 7.672cm)">
          <draw:image xlink:href="Pictures/100002010000020C00000209DF51CC36CC0BC3E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3-28T09:55:57.801054453</dc:date>
    <meta:editing-duration>PT16S</meta:editing-duration>
    <meta:editing-cycles>1</meta:editing-cycles>
    <meta:document-statistic meta:object-count="2"/>
    <meta:generator>LibreOffice/6.0.7.3$Linux_X86_64 LibreOffice_project/00m0$Build-3</meta:generator>
  </office:meta>
</office:document-meta>
</file>